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17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2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1755">
            <text:p>17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3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2084">
            <text:p>208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extant ﬁlamentous cyanobacterial ma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51</text:p>
          </table:table-cell>
          <table:table-cell table:style-name="ACE-0" office:value-type="float" office:value="-69.406999999999996">
            <text:p>−69.407</text:p>
          </table:table-cell>
          <table:table-cell table:style-name="ACE-0" office:value-type="float" office:value="76.055000000000007">
            <text:p>76.055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36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2620">
            <text:p>26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4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5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7825">
            <text:p>78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39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1164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8508">
            <text:p>8508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Organic fraction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6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8545">
            <text:p>85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yanobacteria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41633</text:p>
          </table:table-cell>
          <table:table-cell table:style-name="ACE-0" office:value-type="float" office:value="-69.376000000000005">
            <text:p>−69.376</text:p>
          </table:table-cell>
          <table:table-cell table:style-name="ACE-0" office:value-type="float" office:value="76.382000000000005">
            <text:p>76.382</text:p>
          </table:table-cell>
          <table:table-cell table:style-name="ACE-0" office:value-type="float" office:value="10314">
            <text:p>1031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Organic plus sil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Verleye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rsemann_Hill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-35747</text:p>
          </table:table-cell>
          <table:table-cell table:style-name="ACE-0" office:value-type="float" office:value="-69.370999999999995">
            <text:p>−69.371</text:p>
          </table:table-cell>
          <table:table-cell table:style-name="ACE-0" office:value-type="float" office:value="76.143000000000001">
            <text:p>76.143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yano. org. sil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0" office:value-type="string">
            <text:p>IshiwaEtal2021,HodgsonEtal2009</text:p>
          </table:table-cell>
          <table:table-cell table:number-columns-repeated="240" table:style-name="ACE-0"/>
        </table:table-row>
        <table:table-row table:style-name="AROW-1" table:number-rows-repeated="39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7:10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